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system-ui, 'Apple Color Emoji', 'Segoe UI Emoji', 'Segoe UI Web', sans-serif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_7e_LT_7e_Titel">
      <style:text-properties fo:font-size="20pt" style:font-size-asian="20pt" style:font-size-complex="20pt"/>
    </style:style>
    <style:style style:name="P2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style:font-name="apple-system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P3" style:family="paragraph" style:parent-style-name="Text_20_body" style:list-style-name="L2">
      <style:paragraph-properties fo:margin-top="0cm" fo:margin-bottom="0cm" style:contextual-spacing="false" fo:orphans="2" fo:widows="2"/>
      <style:text-properties fo:font-variant="normal" fo:text-transform="none" style:font-name="apple-system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P4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style:font-name="apple-system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P5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style:font-name="apple-system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P6" style:family="paragraph" style:parent-style-name="Text_20_body" style:list-style-name="L5">
      <style:paragraph-properties fo:margin-top="0cm" fo:margin-bottom="0cm" style:contextual-spacing="false" fo:orphans="2" fo:widows="2"/>
      <style:text-properties fo:font-variant="normal" fo:text-transform="none" style:font-name="apple-system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P7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style:font-name="apple-system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P8" style:family="paragraph" style:parent-style-name="Text_20_body" style:list-style-name="L7">
      <style:paragraph-properties fo:margin-top="0cm" fo:margin-bottom="0cm" style:contextual-spacing="false" fo:orphans="2" fo:widows="2"/>
      <style:text-properties fo:font-variant="normal" fo:text-transform="none" style:font-name="apple-system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P9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style:font-name="apple-system" fo:font-size="13pt" fo:letter-spacing="normal" fo:font-style="normal" style:text-underline-style="none" fo:font-weight="normal" style:font-size-asian="13pt" style:font-size-complex="13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font-size="13pt" fo:letter-spacing="normal" fo:font-style="normal" style:text-underline-style="none" fo:font-weight="normal" officeooo:paragraph-rsid="001e1766" style:font-size-asian="13pt" style:font-size-complex="13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font-size="13pt" fo:letter-spacing="normal" fo:font-style="normal" style:text-underline-style="none" fo:font-weight="normal" officeooo:rsid="001e1766" officeooo:paragraph-rsid="001e1766" style:font-size-asian="13pt" style:font-size-complex="13pt"/>
    </style:style>
    <style:style style:name="T1" style:family="text">
      <style:text-properties style:font-name="Liberation Sans1"/>
    </style:style>
    <style:style style:name="T2" style:family="text">
      <style:text-properties officeooo:rsid="001e1766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uthentification par mot de passe,</text:span>bonne ou mauvaise idées ?</text:p>
      <text:p text:style-name="Standard"/>
      <text:p text:style-name="Standard"/>
      <text:p text:style-name="Standard"/>
      <text:list xml:id="list4269650518" text:style-name="L1">
        <text:list-header>
          <text:p text:style-name="P11">Description succincte du sujet :</text:p>
        </text:list-header>
      </text:list>
      <text:p text:style-name="P10"/>
      <text:p text:style-name="P12"><text:tab/><text:span text:style-name="T2">Questionnement sur le thème de l’authentification en informatique. </text:span></text:p>
      <text:p text:style-name="P13">Le rapport qu’entretient les utilisateurs et développeur avec les différentes technologies d’authentification. Et plus spécifiquement l’utilisation de mots de passes dans une application.</text:p>
      <text:p text:style-name="P10"/>
      <text:list xml:id="list428661831" text:style-name="L2">
        <text:list-header>
          <text:p text:style-name="P3">Concepts clefs :</text:p>
        </text:list-header>
      </text:list>
      <text:p text:style-name="P9">- <text:span text:style-name="T2">Légitimité</text:span></text:p>
      <text:p text:style-name="P9">- <text:span text:style-name="T2">Expérience utilisateur</text:span></text:p>
      <text:p text:style-name="P9">- <text:span text:style-name="T2">Impression de sécurité</text:span></text:p>
      <text:p text:style-name="P9">- <text:span text:style-name="T2">Le SSO</text:span></text:p>
      <text:p text:style-name="P9">- <text:span text:style-name="T2">Le contexte</text:span></text:p>
      <text:p text:style-name="P2"/>
      <text:list xml:id="list1584680600" text:style-name="L3">
        <text:list-header>
          <text:p text:style-name="P4">Technologies mentionnées :</text:p>
        </text:list-header>
      </text:list>
      <text:p text:style-name="P2"/>
      <text:list xml:id="list4205353976" text:style-name="L4">
        <text:list-header>
          <text:p text:style-name="P5">Applications pratiques :</text:p>
        </text:list-header>
      </text:list>
      <text:p text:style-name="P2"/>
      <text:p text:style-name="P9"/>
      <text:p text:style-name="P2"/>
      <text:list xml:id="list2228664366" text:style-name="L5">
        <text:list-header>
          <text:p text:style-name="P6">Questions que cela soulève chez vous :</text:p>
        </text:list-header>
      </text:list>
      <text:p text:style-name="P2"/>
      <text:p text:style-name="P2"/>
      <text:list xml:id="list867647376" text:style-name="L6">
        <text:list-header>
          <text:p text:style-name="P7">Critiques positives/négatives :</text:p>
        </text:list-header>
      </text:list>
      <text:p text:style-name="P2"/>
      <text:p text:style-name="P2"/>
      <text:list xml:id="list3943160622" text:style-name="L7">
        <text:list-header>
          <text:p text:style-name="P8">Conclusion :</text:p>
        </text:list-header>
      </text:list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system-ui, 'Apple Color Emoji', 'Segoe UI Emoji', 'Segoe UI Web', sans-serif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5T11:35:03.376000000</meta:creation-date>
    <dc:date>2023-11-15T11:50:18.246000000</dc:date>
    <meta:editing-duration>PT3M54S</meta:editing-duration>
    <meta:editing-cycles>1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5" meta:word-count="88" meta:character-count="581" meta:non-whitespace-character-count="513"/>
  </office:meta>
</office:document-meta>
</file>